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end="Arrow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fill-color="#ff420e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4.9cm" svg:height="4.7cm" svg:x="4.3cm" svg:y="2.7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5cm" svg:height="4.3cm" svg:x="12.4cm" svg:y="9cm">
          <text:p text:style-name="P2">RobotStatePublish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1cm" svg:height="4.2cm" svg:x="12.6cm" svg:y="4cm">
          <text:p text:style-name="P2">JointStatePublish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1.3cm" svg:x="6.1cm" svg:y="4.8cm">
          <text:p text:style-name="P2">Joi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1.3cm" svg:x="6.4cm" svg:y="5.1cm">
          <draw:glue-point draw:id="4" svg:x="-3.75cm" svg:y="0.384cm"/>
          <draw:glue-point draw:id="5" svg:x="-1.666cm" svg:y="-4.23cm"/>
          <text:p text:style-name="P2">Joint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draw:layer="layout" svg:width="2.4cm" svg:height="1.3cm" svg:x="6.6cm" svg:y="5.4cm">
          <text:p text:style-name="P2">Jo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9cm" svg:height="4.7cm" svg:x="4.3cm" svg:y="7.5cm">
          <text:p text:style-name="P1">Node 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1.3cm" svg:x="6.1cm" svg:y="9.6cm">
          <text:p text:style-name="P2">Join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cm" svg:height="4.7cm" svg:x="4.3cm" svg:y="12.3cm">
          <text:p text:style-name="P1">Node 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1.3cm" svg:x="6.1cm" svg:y="14.4cm">
          <text:p text:style-name="P2">Joi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1.3cm" svg:x="6.4cm" svg:y="14.7cm">
          <draw:glue-point draw:id="4" svg:x="-3.75cm" svg:y="0.384cm"/>
          <draw:glue-point draw:id="5" svg:x="-1.666cm" svg:y="-4.23cm"/>
          <text:p text:style-name="P2">Joint</text:p>
          <draw:enhanced-geometry svg:viewBox="0 0 21600 21600" draw:extrusion="false" draw:type="rectangle" draw:enhanced-path="M 0 0 L 21600 0 21600 21600 0 21600 0 0 Z N"/>
        </draw:custom-shape>
        <draw:connector draw:style-name="gr4" draw:text-style-name="P2" draw:layer="layout" svg:x1="9.2cm" svg:y1="5.05cm" svg:x2="12.6cm" svg:y2="6.1cm" draw:start-shape="id1" draw:start-glue-point="1" draw:end-shape="id2" draw:end-glue-point="3" svg:d="M9200 5050h1700v1050h1700" svg:viewBox="0 0 3401 1051">
          <text:p/>
        </draw:connector>
        <draw:connector draw:style-name="gr4" draw:text-style-name="P2" draw:layer="layout" svg:x1="9.2cm" svg:y1="9.85cm" svg:x2="12.6cm" svg:y2="6.1cm" draw:start-shape="id3" draw:start-glue-point="1" draw:end-shape="id2" draw:end-glue-point="3" svg:d="M9200 9850h1700v-3750h1700" svg:viewBox="0 0 3401 3751">
          <text:p/>
        </draw:connector>
        <draw:connector draw:style-name="gr4" draw:text-style-name="P2" draw:layer="layout" svg:x1="9.2cm" svg:y1="14.65cm" svg:x2="12.6cm" svg:y2="6.1cm" draw:start-shape="id4" draw:start-glue-point="1" draw:end-shape="id2" draw:end-glue-point="3" svg:d="M9200 14650h1700v-8550h1700" svg:viewBox="0 0 3401 8551">
          <text:p/>
        </draw:connector>
        <draw:custom-shape draw:style-name="gr5" draw:text-style-name="P2" xml:id="id7" draw:id="id7" draw:layer="layout" svg:width="5.5cm" svg:height="3cm" svg:x="12.9cm" svg:y="14.6cm">
          <text:p text:style-name="P2">URD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0.9cm" svg:y="9.7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0.9cm" svg:y="9.7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0.9cm" svg:y="9.7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0.9cm" svg:y="9.7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1.1cm" svg:y="9.9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cm" svg:height="1.9cm" svg:x="21.3cm" svg:y="10.1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1.4cm" svg:y="10.2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3cm" svg:height="2.1cm" svg:x="21.6cm" svg:y="10.4cm">
          <text:p text:style-name="P2">Joint Posi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2.1cm" svg:x="21.8cm" svg:y="10.6cm">
          <text:p text:style-name="P2">Joint Positio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8.9cm" svg:y1="11.15cm" svg:x2="21.6cm" svg:y2="11.45cm" draw:start-shape="id5" draw:start-glue-point="1" draw:end-shape="id6" svg:d="M18900 11150h501l1698 300h501" svg:viewBox="0 0 2701 301">
          <text:p/>
        </draw:connector>
        <draw:connector draw:style-name="gr4" draw:text-style-name="P2" draw:layer="layout" svg:x1="15.65cm" svg:y1="14.6cm" svg:x2="15.65cm" svg:y2="13.3cm" draw:start-shape="id7" draw:start-glue-point="0" draw:end-shape="id5" draw:end-glue-point="2" svg:d="M15650 14600v-1300" svg:viewBox="0 0 1 1301">
          <text:p/>
        </draw:connector>
        <draw:connector draw:style-name="gr4" draw:text-style-name="P2" draw:layer="layout" svg:x1="15.65cm" svg:y1="8.2cm" svg:x2="15.65cm" svg:y2="9cm" draw:start-shape="id2" draw:start-glue-point="2" draw:end-shape="id5" draw:end-glue-point="0" svg:d="M15650 82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33:41.482096543</meta:creation-date>
    <dc:date>2014-10-04T14:54:26.385323349</dc:date>
    <meta:editing-duration>PT5M24S</meta:editing-duration>
    <meta:editing-cycles>1</meta:editing-cycles>
    <meta:document-statistic meta:object-count="27"/>
    <meta:generator>LibreOffice/4.2.6.3$Linux_X86_64 LibreOffice_project/420m0$Build-3</meta:generator>
  </office:meta>
</office:document-meta>
</file>